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arial" svg:font-family="arial" style:font-family-generic="swiss"/>
  </office:font-face-decls>
  <office:automatic-styles>
    <style:style style:name="P1" style:family="paragraph" style:parent-style-name="normal">
      <style:text-properties fo:font-size="14pt" fo:font-weight="bold" style:font-size-asian="14pt" style:font-weight-asian="bold" style:font-size-complex="14pt"/>
    </style:style>
    <style:style style:name="P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183ec1" style:font-size-asian="14pt" style:font-weight-asian="bold" style:font-size-complex="14pt"/>
    </style:style>
    <style:style style:name="P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7884f4" style:font-size-asian="14pt" style:font-weight-asian="bold" style:font-size-complex="14pt"/>
    </style:style>
    <style:style style:name="P4" style:family="paragraph" style:parent-style-name="normal">
      <style:paragraph-properties fo:margin-left="0.5in" fo:margin-right="0in" fo:text-indent="0in" style:auto-text-indent="false"/>
      <style:text-properties fo:font-size="14pt" fo:font-weight="bold" style:font-size-asian="14pt" style:font-weight-asian="bold" style:font-size-complex="14pt"/>
    </style:style>
    <style:style style:name="P5" style:family="paragraph" style:parent-style-name="normal">
      <style:text-properties fo:font-size="14pt" fo:font-weight="bold" officeooo:rsid="003f4e04" officeooo:paragraph-rsid="003f4e04" style:font-size-asian="14pt" style:font-weight-asian="bold" style:font-size-complex="14pt"/>
    </style:style>
    <style:style style:name="P6" style:family="paragraph" style:parent-style-name="normal">
      <style:text-properties fo:font-size="14pt" fo:font-weight="bold" officeooo:paragraph-rsid="0045182f" style:font-size-asian="14pt" style:font-weight-asian="bold" style:font-size-complex="14pt"/>
    </style:style>
    <style:style style:name="P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46ca18" style:font-size-asian="14pt" style:font-weight-asian="bold" style:font-size-complex="14pt"/>
    </style:style>
    <style:style style:name="P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706d21" style:font-size-asian="14pt" style:font-weight-asian="bold" style:font-size-complex="14pt"/>
    </style:style>
    <style:style style:name="P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071d6" officeooo:paragraph-rsid="005071d6" style:font-size-asian="14pt" style:font-weight-asian="bold" style:font-size-complex="14pt"/>
    </style:style>
    <style:style style:name="P1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46ca18" style:font-size-asian="14pt" style:font-weight-asian="bold" style:font-size-complex="14pt" style:font-weight-complex="bold"/>
    </style:style>
    <style:style style:name="P11" style:family="paragraph" style:parent-style-name="normal">
      <style:paragraph-properties fo:margin-left="0in" fo:margin-right="0in" fo:text-indent="0in" style:auto-text-indent="false"/>
      <style:text-properties fo:font-size="14pt" fo:font-weight="bold" style:font-size-asian="14pt" style:font-weight-asian="bold" style:font-size-complex="14pt"/>
    </style:style>
    <style:style style:name="P1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913e6" officeooo:paragraph-rsid="005913e6" style:font-size-asian="14pt" style:font-weight-asian="bold" style:font-size-complex="14pt"/>
    </style:style>
    <style:style style:name="P13" style:family="paragraph" style:parent-style-name="normal">
      <style:text-properties fo:font-size="14pt" fo:font-weight="bold" officeooo:paragraph-rsid="007884f4" style:font-size-asian="14pt" style:font-weight-asian="bold" style:font-size-complex="14pt"/>
    </style:style>
    <style:style style:name="P14" style:family="paragraph" style:parent-style-name="normal">
      <style:paragraph-properties fo:margin-left="0in" fo:margin-right="0in" fo:text-indent="0in" style:auto-text-indent="false"/>
      <style:text-properties fo:font-size="14pt" fo:font-weight="bold" officeooo:rsid="008403ab" officeooo:paragraph-rsid="008403ab" style:font-size-asian="14pt" style:font-weight-asian="bold" style:font-size-complex="14pt"/>
    </style:style>
    <style:style style:name="P15" style:family="paragraph" style:parent-style-name="normal">
      <style:text-properties fo:font-size="14pt" fo:font-weight="bold" officeooo:paragraph-rsid="0085cf28" style:font-size-asian="14pt" style:font-weight-asian="bold" style:font-size-complex="14pt"/>
    </style:style>
    <style:style style:name="P16" style:family="paragraph" style:parent-style-name="normal">
      <style:paragraph-properties fo:margin-left="0in" fo:margin-right="0in" fo:text-indent="0.5in" style:auto-text-indent="false"/>
    </style:style>
    <style:style style:name="P17" style:family="paragraph" style:parent-style-name="normal">
      <style:paragraph-properties fo:margin-left="0in" fo:margin-right="0in" fo:text-indent="0.5in" style:auto-text-indent="false"/>
      <style:text-properties fo:font-size="12pt" style:font-size-asian="12pt" style:font-size-complex="12pt"/>
    </style:style>
    <style:style style:name="P18" style:family="paragraph" style:parent-style-name="normal">
      <style:paragraph-properties fo:margin-left="0in" fo:margin-right="0in" fo:text-indent="0.5in" style:auto-text-indent="false" style:writing-mode="lr-tb"/>
      <style:text-properties fo:font-size="12pt" style:font-size-asian="12pt" style:font-size-complex="12pt"/>
    </style:style>
    <style:style style:name="P19" style:family="paragraph" style:parent-style-name="normal">
      <style:text-properties fo:font-size="12pt" style:font-size-asian="12pt" style:font-size-complex="12pt"/>
    </style:style>
    <style:style style:name="P20" style:family="paragraph" style:parent-style-name="normal">
      <style:paragraph-properties fo:margin-left="0.5in" fo:margin-right="0in" fo:text-indent="0.5in" style:auto-text-indent="false"/>
      <style:text-properties fo:font-size="12pt" style:font-size-asian="12pt" style:font-size-complex="12pt"/>
    </style:style>
    <style:style style:name="P21" style:family="paragraph" style:parent-style-name="normal">
      <style:paragraph-properties fo:margin-left="0.5in" fo:margin-right="0in" fo:text-indent="0in" style:auto-text-indent="false"/>
      <style:text-properties fo:font-size="12pt" style:font-size-asian="12pt" style:font-size-complex="12pt"/>
    </style:style>
    <style:style style:name="P2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officeooo:rsid="0025c4ab" officeooo:paragraph-rsid="002adf6d" style:font-size-asian="12pt" style:font-size-complex="12pt"/>
    </style:style>
    <style:style style:name="P23" style:family="paragraph" style:parent-style-name="normal">
      <style:paragraph-properties fo:margin-left="0in" fo:margin-right="0in" fo:text-indent="0.5in" style:auto-text-indent="false"/>
      <style:text-properties fo:font-size="12pt" officeooo:rsid="004dc382" officeooo:paragraph-rsid="004dc382" style:font-size-asian="12pt" style:font-size-complex="12pt"/>
    </style:style>
    <style:style style:name="P2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3f9cb" style:font-size-asian="10.5pt" style:font-weight-asian="normal" style:font-size-complex="12pt" style:font-weight-complex="normal"/>
    </style:style>
    <style:style style:name="P2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96aab" style:font-size-asian="10.5pt" style:font-weight-asian="normal" style:font-size-complex="12pt" style:font-weight-complex="normal"/>
    </style:style>
    <style:style style:name="P2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9dfd6" style:font-size-asian="10.5pt" style:font-weight-asian="normal" style:font-size-complex="12pt" style:font-weight-complex="normal"/>
    </style:style>
    <style:style style:name="P2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5913e6" officeooo:paragraph-rsid="005f393b" style:font-size-asian="10.5pt" style:font-weight-asian="normal" style:font-size-complex="12pt" style:font-weight-complex="normal"/>
    </style:style>
    <style:style style:name="P2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183ec1" officeooo:paragraph-rsid="007884f4" style:font-size-asian="12pt" style:font-weight-asian="normal" style:font-size-complex="12pt" style:font-weight-complex="normal"/>
    </style:style>
    <style:style style:name="P29" style:family="paragraph" style:parent-style-name="normal">
      <style:paragraph-properties fo:margin-left="0in" fo:margin-right="0in" fo:text-indent="0.5in" style:auto-text-indent="false"/>
      <style:text-properties fo:font-size="12pt" fo:font-weight="bold" officeooo:rsid="004dc382" officeooo:paragraph-rsid="004dc382" style:font-size-asian="12pt" style:font-weight-asian="bold" style:font-size-complex="12pt" style:font-weight-complex="bold"/>
    </style:style>
    <style:style style:name="P30" style:family="paragraph" style:parent-style-name="normal">
      <style:paragraph-properties fo:margin-left="0in" fo:margin-right="0in" fo:text-indent="0.5in" style:auto-text-indent="false"/>
      <style:text-properties fo:font-size="12pt" fo:font-weight="bold" style:font-size-asian="12pt" style:font-weight-asian="bold" style:font-size-complex="12pt" style:font-weight-complex="bold"/>
    </style:style>
    <style:style style:name="P31" style:family="paragraph" style:parent-style-name="normal">
      <style:paragraph-properties fo:margin-left="0in" fo:margin-right="0in" fo:text-indent="0in" style:auto-text-indent="false"/>
      <style:text-properties fo:font-size="12pt" fo:font-weight="bold" officeooo:rsid="008403ab" officeooo:paragraph-rsid="0085cf28" style:font-size-asian="12pt" style:font-weight-asian="bold" style:font-size-complex="12pt"/>
    </style:style>
    <style:style style:name="P32" style:family="paragraph" style:parent-style-name="normal">
      <style:paragraph-properties fo:margin-left="0in" fo:margin-right="0in" fo:text-indent="0in" style:auto-text-indent="false"/>
    </style:style>
    <style:style style:name="P33" style:family="paragraph" style:parent-style-name="normal">
      <style:paragraph-properties fo:margin-left="0.5in" fo:margin-right="0in" fo:text-indent="0.5in" style:auto-text-indent="false"/>
    </style:style>
    <style:style style:name="P3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cbd6a"/>
    </style:style>
    <style:style style:name="P3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e0112"/>
    </style:style>
    <style:style style:name="P3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4593a"/>
    </style:style>
    <style:style style:name="P3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2fdb3"/>
    </style:style>
    <style:style style:name="P3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ac462"/>
    </style:style>
    <style:style style:name="P3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5c4ab"/>
    </style:style>
    <style:style style:name="P4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8f385"/>
    </style:style>
    <style:style style:name="P4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adf6d"/>
    </style:style>
    <style:style style:name="P4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183ec1"/>
    </style:style>
    <style:style style:name="P4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b9d2"/>
    </style:style>
    <style:style style:name="P4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d911"/>
    </style:style>
    <style:style style:name="P4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10d93"/>
    </style:style>
    <style:style style:name="P4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4a8aa9"/>
    </style:style>
    <style:style style:name="P4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5913e6"/>
    </style:style>
    <style:style style:name="P4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5c52ec"/>
    </style:style>
    <style:style style:name="P4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614d62"/>
    </style:style>
    <style:style style:name="P5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76f39c"/>
    </style:style>
    <style:style style:name="P5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488f67"/>
    </style:style>
    <style:style style:name="P5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80972a"/>
    </style:style>
    <style:style style:name="P5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81a0a2"/>
    </style:style>
    <style:style style:name="P5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2e1eec"/>
    </style:style>
    <style:style style:name="P5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56" style:family="paragraph" style:parent-style-name="Preformatted_20_Text">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5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c6c5f"/>
    </style:style>
    <style:style style:name="P5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62b69"/>
    </style:style>
    <style:style style:name="P5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6aab"/>
    </style:style>
    <style:style style:name="P6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dfd6"/>
    </style:style>
    <style:style style:name="P6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b8da4"/>
    </style:style>
    <style:style style:name="P62" style:family="paragraph" style:parent-style-name="normal">
      <style:paragraph-properties fo:margin-left="0.5in" fo:margin-right="0in" fo:text-indent="0in" style:auto-text-indent="false"/>
      <style:text-properties fo:font-weight="normal" officeooo:rsid="00183ec1" officeooo:paragraph-rsid="00183ec1" style:font-weight-asian="normal" style:font-weight-complex="normal"/>
    </style:style>
    <style:style style:name="P63" style:family="paragraph" style:parent-style-name="normal">
      <style:paragraph-properties fo:margin-left="0.5in" fo:margin-right="0in" fo:text-indent="0.5in" style:auto-text-indent="false"/>
      <style:text-properties officeooo:paragraph-rsid="00591e5e"/>
    </style:style>
    <style:style style:name="P64" style:family="paragraph" style:parent-style-name="normal">
      <style:paragraph-properties fo:margin-left="0.5in" fo:margin-right="0in" fo:text-indent="0.5in" style:auto-text-indent="false"/>
      <style:text-properties officeooo:paragraph-rsid="005a745b"/>
    </style:style>
    <style:style style:name="P65" style:family="paragraph" style:parent-style-name="normal">
      <style:text-properties officeooo:paragraph-rsid="007884f4"/>
    </style:style>
    <style:style style:name="P66"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c50b4" style:font-size-asian="14pt" style:font-weight-asian="bold" style:font-size-complex="14pt" style:font-weight-complex="bold"/>
    </style:style>
    <style:style style:name="P67" style:family="paragraph" style:parent-style-name="normal" style:master-page-name="Standard">
      <style:paragraph-properties style:page-number="1"/>
      <style:text-properties fo:font-size="16pt" fo:font-weight="bold" style:font-size-asian="16pt" style:font-weight-asian="bold" style:font-size-complex="16pt"/>
    </style:style>
    <style:style style:name="P68" style:family="paragraph" style:parent-style-name="normal">
      <style:paragraph-properties fo:margin-left="0in" fo:margin-right="0in" fo:text-indent="0.5in" style:auto-text-indent="false"/>
      <style:text-properties fo:font-size="12pt" officeooo:rsid="00888991" style:font-size-asian="12pt" style:font-size-complex="12pt"/>
    </style:style>
    <style:style style:name="P69" style:family="paragraph" style:parent-style-name="normal">
      <style:text-properties fo:font-size="12pt" officeooo:rsid="0019ef50" style:font-size-asian="12pt" style:font-size-complex="12pt"/>
    </style:style>
    <style:style style:name="P70" style:family="paragraph" style:parent-style-name="normal">
      <style:paragraph-properties fo:margin-left="0in" fo:margin-right="0in" fo:text-indent="0in" style:auto-text-indent="false"/>
      <style:text-properties fo:font-size="12pt" fo:font-weight="normal" officeooo:rsid="008403ab" officeooo:paragraph-rsid="0085cf28" style:font-size-asian="12pt" style:font-weight-asian="normal" style:font-size-complex="12pt" style:font-weight-complex="normal"/>
    </style:style>
    <style:style style:name="P71" style:family="paragraph" style:parent-style-name="normal">
      <style:text-properties fo:font-size="12pt" fo:font-weight="normal" officeooo:rsid="003fe808" officeooo:paragraph-rsid="003fe808" style:font-size-asian="12pt" style:font-weight-asian="normal" style:font-size-complex="12pt" style:font-weight-complex="normal"/>
    </style:style>
    <style:style style:name="P72" style:family="paragraph" style:parent-style-name="normal">
      <style:paragraph-properties fo:margin-left="0.5in" fo:margin-right="0in" fo:text-indent="0in" style:auto-text-indent="false"/>
      <style:text-properties fo:font-size="14pt" fo:font-weight="bold" officeooo:rsid="00183ec1" officeooo:paragraph-rsid="00183ec1" style:font-size-asian="14pt" style:font-weight-asian="bold" style:font-size-complex="14pt"/>
    </style:style>
    <style:style style:name="P73" style:family="paragraph" style:parent-style-name="normal">
      <style:paragraph-properties fo:margin-left="0.5in" fo:margin-right="0in" fo:text-indent="0in" style:auto-text-indent="false"/>
      <style:text-properties officeooo:paragraph-rsid="008e2871"/>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83ec1" style:font-size-asian="14pt" style:font-weight-asian="bold" style:font-size-complex="14pt"/>
    </style:style>
    <style:style style:name="T3" style:family="text">
      <style:text-properties fo:font-size="14pt" fo:font-weight="bold" officeooo:rsid="0033f9cb" style:font-size-asian="14pt" style:font-weight-asian="bold" style:font-size-complex="14pt"/>
    </style:style>
    <style:style style:name="T4" style:family="text">
      <style:text-properties fo:font-size="14pt" fo:font-weight="bold" officeooo:rsid="005913e6" style:font-size-asian="14pt" style:font-weight-asian="bold" style:font-size-complex="14pt"/>
    </style:style>
    <style:style style:name="T5" style:family="text">
      <style:text-properties fo:font-size="12pt" style:font-size-asian="12pt" style:font-size-complex="12pt"/>
    </style:style>
    <style:style style:name="T6" style:family="text">
      <style:text-properties fo:font-size="12pt" officeooo:rsid="001cbd6a" style:font-size-asian="12pt" style:font-size-complex="12pt"/>
    </style:style>
    <style:style style:name="T7" style:family="text">
      <style:text-properties fo:font-size="12pt" officeooo:rsid="001e0112" style:font-size-asian="12pt" style:font-size-complex="12pt"/>
    </style:style>
    <style:style style:name="T8" style:family="text">
      <style:text-properties fo:font-size="12pt" officeooo:rsid="00275207" style:font-size-asian="12pt" style:font-size-complex="12pt"/>
    </style:style>
    <style:style style:name="T9" style:family="text">
      <style:text-properties fo:font-size="12pt" officeooo:rsid="001cb35b" style:font-size-asian="12pt" style:font-size-complex="12pt"/>
    </style:style>
    <style:style style:name="T10" style:family="text">
      <style:text-properties fo:font-size="12pt" officeooo:rsid="001e0b77" style:font-size-asian="12pt" style:font-size-complex="12pt"/>
    </style:style>
    <style:style style:name="T11" style:family="text">
      <style:text-properties fo:font-size="12pt" officeooo:rsid="001ff619" style:font-size-asian="12pt" style:font-size-complex="12pt"/>
    </style:style>
    <style:style style:name="T12" style:family="text">
      <style:text-properties fo:font-size="12pt" officeooo:rsid="00216683" style:font-size-asian="12pt" style:font-size-complex="12pt"/>
    </style:style>
    <style:style style:name="T13" style:family="text">
      <style:text-properties fo:font-size="12pt" officeooo:rsid="0022fdb3" style:font-size-asian="12pt" style:font-size-complex="12pt"/>
    </style:style>
    <style:style style:name="T14" style:family="text">
      <style:text-properties fo:font-size="12pt" officeooo:rsid="0024593a" style:font-size-asian="12pt" style:font-size-complex="12pt"/>
    </style:style>
    <style:style style:name="T15" style:family="text">
      <style:text-properties fo:font-size="12pt" officeooo:rsid="0025c4ab" style:font-size-asian="12pt" style:font-size-complex="12pt"/>
    </style:style>
    <style:style style:name="T16" style:family="text">
      <style:text-properties fo:font-size="12pt" officeooo:rsid="002bf5f9" style:font-size-asian="12pt" style:font-size-complex="12pt"/>
    </style:style>
    <style:style style:name="T17" style:family="text">
      <style:text-properties fo:font-size="12pt" officeooo:rsid="002db9a3" style:font-size-asian="12pt" style:font-size-complex="12pt"/>
    </style:style>
    <style:style style:name="T18" style:family="text">
      <style:text-properties fo:font-size="12pt" officeooo:rsid="0028f385" style:font-size-asian="12pt" style:font-size-complex="12pt"/>
    </style:style>
    <style:style style:name="T19" style:family="text">
      <style:text-properties fo:font-size="12pt" officeooo:rsid="002adf6d" style:font-size-asian="12pt" style:font-size-complex="12pt"/>
    </style:style>
    <style:style style:name="T20" style:family="text">
      <style:text-properties fo:font-size="12pt" officeooo:rsid="00591e5e" style:font-size-asian="12pt" style:font-size-complex="12pt"/>
    </style:style>
    <style:style style:name="T21" style:family="text">
      <style:text-properties fo:font-size="12pt" officeooo:rsid="005a745b" style:font-size-asian="12pt" style:font-size-complex="12pt"/>
    </style:style>
    <style:style style:name="T22" style:family="text">
      <style:text-properties fo:font-size="12pt" officeooo:rsid="008e2871" style:font-size-asian="12pt" style:font-size-complex="12pt"/>
    </style:style>
    <style:style style:name="T23" style:family="text">
      <style:text-properties fo:font-size="12pt" officeooo:rsid="008f3fc0" style:font-size-asian="12pt" style:font-size-complex="12pt"/>
    </style:style>
    <style:style style:name="T24" style:family="text">
      <style:text-properties fo:font-size="12pt" fo:font-weight="bold" style:font-size-asian="12pt" style:font-weight-asian="bold" style:font-size-complex="12pt"/>
    </style:style>
    <style:style style:name="T25" style:family="text">
      <style:text-properties fo:font-size="12pt" fo:font-weight="bold" officeooo:rsid="001e0112" style:font-size-asian="12pt" style:font-weight-asian="bold" style:font-size-complex="12pt" style:font-weight-complex="bold"/>
    </style:style>
    <style:style style:name="T26" style:family="text">
      <style:text-properties fo:font-size="12pt" fo:font-weight="bold" officeooo:rsid="0024593a" style:font-size-asian="12pt" style:font-weight-asian="bold" style:font-size-complex="12pt" style:font-weight-complex="bold"/>
    </style:style>
    <style:style style:name="T27" style:family="text">
      <style:text-properties fo:font-size="12pt" fo:font-weight="bold" officeooo:rsid="005270bd" style:font-size-asian="12pt" style:font-weight-asian="bold" style:font-size-complex="12pt" style:font-weight-complex="bold"/>
    </style:style>
    <style:style style:name="T28" style:family="text">
      <style:text-properties fo:font-size="12pt" fo:font-weight="bold" officeooo:rsid="001cb35b" style:font-size-asian="12pt" style:font-weight-asian="bold" style:font-size-complex="12pt" style:font-weight-complex="bold"/>
    </style:style>
    <style:style style:name="T29" style:family="text">
      <style:text-properties fo:font-size="12pt" fo:font-weight="bold" officeooo:rsid="0028f385" style:font-size-asian="12pt" style:font-weight-asian="bold" style:font-size-complex="12pt" style:font-weight-complex="bold"/>
    </style:style>
    <style:style style:name="T30" style:family="text">
      <style:text-properties fo:font-size="12pt" fo:font-weight="bold" officeooo:rsid="002adf6d" style:font-size-asian="12pt" style:font-weight-asian="bold" style:font-size-complex="12pt"/>
    </style:style>
    <style:style style:name="T31" style:family="text">
      <style:text-properties fo:font-size="12pt" fo:font-weight="bold" officeooo:rsid="00591e5e" style:font-size-asian="12pt" style:font-weight-asian="bold" style:font-size-complex="12pt"/>
    </style:style>
    <style:style style:name="T32" style:family="text">
      <style:text-properties fo:font-size="12pt" fo:font-weight="bold" officeooo:rsid="005a745b" style:font-size-asian="12pt" style:font-weight-asian="bold" style:font-size-complex="12pt"/>
    </style:style>
    <style:style style:name="T33" style:family="text">
      <style:text-properties fo:font-size="12pt" fo:font-weight="bold" officeooo:rsid="00362b69" style:font-size-asian="10.5pt" style:font-weight-asian="bold" style:font-size-complex="12pt" style:font-weight-complex="bold"/>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2e1eec" style:font-size-asian="12pt" style:font-weight-asian="normal" style:font-size-complex="12pt" style:font-weight-complex="normal"/>
    </style:style>
    <style:style style:name="T36" style:family="text">
      <style:text-properties fo:font-size="12pt" fo:font-weight="normal" officeooo:rsid="002fc079" style:font-size-asian="12pt" style:font-weight-asian="normal" style:font-size-complex="12pt" style:font-weight-complex="normal"/>
    </style:style>
    <style:style style:name="T37" style:family="text">
      <style:text-properties fo:font-size="12pt" fo:font-weight="normal" officeooo:rsid="0032b9d2" style:font-size-asian="12pt" style:font-weight-asian="normal" style:font-size-complex="12pt" style:font-weight-complex="normal"/>
    </style:style>
    <style:style style:name="T38" style:family="text">
      <style:text-properties fo:font-size="12pt" fo:font-weight="normal" officeooo:rsid="003fe808" style:font-size-asian="12pt" style:font-weight-asian="normal" style:font-size-complex="12pt" style:font-weight-complex="normal"/>
    </style:style>
    <style:style style:name="T39" style:family="text">
      <style:text-properties fo:font-size="12pt" fo:font-weight="normal" officeooo:rsid="0041ab94" style:font-size-asian="12pt" style:font-weight-asian="normal" style:font-size-complex="12pt" style:font-weight-complex="normal"/>
    </style:style>
    <style:style style:name="T40" style:family="text">
      <style:text-properties fo:font-size="12pt" fo:font-weight="normal" officeooo:rsid="006f0c16" style:font-size-asian="12pt" style:font-weight-asian="normal" style:font-size-complex="12pt" style:font-weight-complex="normal"/>
    </style:style>
    <style:style style:name="T41" style:family="text">
      <style:text-properties fo:font-size="12pt" fo:font-weight="normal" officeooo:rsid="007d6ec2" style:font-size-asian="12pt" style:font-weight-asian="normal" style:font-size-complex="12pt" style:font-weight-complex="normal"/>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358004" style:font-size-asian="10.5pt" style:font-weight-asian="normal" style:font-size-complex="12pt" style:font-weight-complex="normal"/>
    </style:style>
    <style:style style:name="T44" style:family="text">
      <style:text-properties fo:font-size="12pt" fo:font-weight="normal" officeooo:rsid="00362b69" style:font-size-asian="10.5pt" style:font-weight-asian="normal" style:font-size-complex="12pt" style:font-weight-complex="normal"/>
    </style:style>
    <style:style style:name="T45" style:family="text">
      <style:text-properties fo:font-size="12pt" fo:font-weight="normal" officeooo:rsid="0037ebd4" style:font-size-asian="10.5pt" style:font-weight-asian="normal" style:font-size-complex="12pt" style:font-weight-complex="normal"/>
    </style:style>
    <style:style style:name="T46" style:family="text">
      <style:text-properties fo:font-size="12pt" fo:font-weight="normal" officeooo:rsid="0046ca18" style:font-size-asian="10.5pt" style:font-weight-asian="normal" style:font-size-complex="12pt" style:font-weight-complex="normal"/>
    </style:style>
    <style:style style:name="T47" style:family="text">
      <style:text-properties fo:font-size="12pt" fo:font-weight="normal" officeooo:rsid="00488f67" style:font-size-asian="10.5pt" style:font-weight-asian="normal" style:font-size-complex="12pt" style:font-weight-complex="normal"/>
    </style:style>
    <style:style style:name="T48" style:family="text">
      <style:text-properties fo:font-size="12pt" fo:font-weight="normal" officeooo:rsid="005913e6" style:font-size-asian="10.5pt" style:font-weight-asian="normal" style:font-size-complex="12pt" style:font-weight-complex="normal"/>
    </style:style>
    <style:style style:name="T49" style:family="text">
      <style:text-properties fo:font-size="12pt" fo:font-weight="normal" officeooo:rsid="0061cad0" style:font-size-asian="10.5pt" style:font-weight-asian="normal" style:font-size-complex="12pt" style:font-weight-complex="normal"/>
    </style:style>
    <style:style style:name="T50" style:family="text">
      <style:text-properties fo:font-size="12pt" fo:font-weight="normal" officeooo:rsid="00633d02" style:font-size-asian="10.5pt" style:font-weight-asian="normal" style:font-size-complex="12pt" style:font-weight-complex="normal"/>
    </style:style>
    <style:style style:name="T51" style:family="text">
      <style:text-properties fo:font-size="12pt" fo:font-weight="normal" officeooo:rsid="0064b094" style:font-size-asian="10.5pt" style:font-weight-asian="normal" style:font-size-complex="12pt" style:font-weight-complex="normal"/>
    </style:style>
    <style:style style:name="T52" style:family="text">
      <style:text-properties fo:font-size="12pt" fo:font-weight="normal" officeooo:rsid="00706d21" style:font-size-asian="10.5pt" style:font-weight-asian="normal" style:font-size-complex="12pt" style:font-weight-complex="normal"/>
    </style:style>
    <style:style style:name="T53" style:family="text">
      <style:text-properties fo:font-size="12pt" fo:font-weight="normal" officeooo:rsid="007884f4" style:font-size-asian="10.5pt" style:font-weight-asian="normal" style:font-size-complex="12pt" style:font-weight-complex="normal"/>
    </style:style>
    <style:style style:name="T54" style:family="text">
      <style:text-properties fo:font-size="12pt" fo:font-weight="normal" officeooo:rsid="0085cf28" style:font-size-asian="10.5pt" style:font-weight-asian="normal" style:font-size-complex="12pt" style:font-weight-complex="normal"/>
    </style:style>
    <style:style style:name="T55" style:family="text">
      <style:text-properties fo:font-size="12pt" fo:font-style="italic" fo:font-weight="normal" officeooo:rsid="00362b69" style:font-size-asian="10.5pt" style:font-style-asian="italic" style:font-weight-asian="normal" style:font-size-complex="12pt" style:font-style-complex="italic" style:font-weight-complex="normal"/>
    </style:style>
    <style:style style:name="T56" style:family="text">
      <style:text-properties fo:font-size="12pt" fo:font-style="italic" fo:font-weight="normal" officeooo:rsid="003c6c5f" style:font-size-asian="10.5pt" style:font-style-asian="italic" style:font-weight-asian="normal" style:font-size-complex="12pt" style:font-style-complex="italic" style:font-weight-complex="normal"/>
    </style:style>
    <style:style style:name="T57" style:family="text">
      <style:text-properties fo:font-size="12pt" fo:font-style="italic" fo:font-weight="normal" officeooo:rsid="003d1d4a"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0396aab" style:font-size-asian="10.5pt" style:font-style-asian="italic" style:font-weight-asian="normal" style:font-size-complex="12pt" style:font-style-complex="italic" style:font-weight-complex="normal"/>
    </style:style>
    <style:style style:name="T59" style:family="text">
      <style:text-properties fo:font-size="12pt" fo:font-style="italic" fo:font-weight="normal" officeooo:rsid="003ad191" style:font-size-asian="10.5pt" style:font-style-asian="italic" style:font-weight-asian="normal" style:font-size-complex="12pt" style:font-style-complex="italic" style:font-weight-complex="normal"/>
    </style:style>
    <style:style style:name="T60" style:family="text">
      <style:text-properties fo:font-size="12pt" fo:font-style="italic" fo:font-weight="normal" officeooo:rsid="003b8da4" style:font-size-asian="10.5pt" style:font-style-asian="italic" style:font-weight-asian="normal" style:font-size-complex="12pt" style:font-style-complex="italic" style:font-weight-complex="normal"/>
    </style:style>
    <style:style style:name="T61" style:family="text">
      <style:text-properties fo:font-size="12pt" officeooo:rsid="0046ca18" style:font-size-asian="10.5pt" style:font-size-complex="12pt" style:font-weight-complex="bold"/>
    </style:style>
    <style:style style:name="T62" style:family="text">
      <style:text-properties fo:font-size="12pt" officeooo:rsid="00633d02" style:font-size-asian="10.5pt" style:font-size-complex="12pt" style:font-weight-complex="bold"/>
    </style:style>
    <style:style style:name="T63" style:family="text">
      <style:text-properties fo:font-size="12pt" officeooo:rsid="0046ca18" style:font-size-asian="10.5pt" style:font-size-complex="12pt"/>
    </style:style>
    <style:style style:name="T64" style:family="text">
      <style:text-properties fo:color="#1155cc" loext:opacity="100%" style:text-underline-style="solid" style:text-underline-width="auto" style:text-underline-color="font-color"/>
    </style:style>
    <style:style style:name="T65" style:family="text">
      <style:text-properties style:text-position="0% 100%" fo:font-size="12pt" fo:font-weight="normal" officeooo:rsid="002fc079" style:font-size-asian="12pt" style:font-weight-asian="normal" style:font-size-complex="12pt" style:font-weight-complex="normal"/>
    </style:style>
    <style:style style:name="T66" style:family="text">
      <style:text-properties style:text-position="0% 100%" fo:font-size="12pt" fo:font-weight="normal" officeooo:rsid="0032d911" style:font-size-asian="12pt" style:font-weight-asian="normal" style:font-size-complex="12pt" style:font-weight-complex="normal"/>
    </style:style>
    <style:style style:name="T67" style:family="text">
      <style:text-properties style:text-position="0% 100%" fo:font-size="12pt" fo:font-weight="normal" officeooo:rsid="00310d93" style:font-size-asian="12pt" style:font-weight-asian="normal" style:font-size-complex="12pt" style:font-weight-complex="normal"/>
    </style:style>
    <style:style style:name="T68" style:family="text">
      <style:text-properties style:text-position="0% 100%" fo:font-size="12pt" fo:font-weight="normal" officeooo:rsid="0032b9d2" style:font-size-asian="12pt" style:font-weight-asian="normal" style:font-size-complex="12pt" style:font-weight-complex="normal"/>
    </style:style>
    <style:style style:name="T69" style:family="text">
      <style:text-properties style:text-position="0% 100%" fo:font-size="12pt" fo:font-weight="normal" officeooo:rsid="00335ae0" style:font-size-asian="12pt" style:font-weight-asian="normal" style:font-size-complex="12pt" style:font-weight-complex="normal"/>
    </style:style>
    <style:style style:name="T70" style:family="text">
      <style:text-properties style:text-position="0% 100%" fo:font-size="12pt" fo:font-weight="normal" officeooo:rsid="0033a3c6" style:font-size-asian="12pt" style:font-weight-asian="normal" style:font-size-complex="12pt" style:font-weight-complex="normal"/>
    </style:style>
    <style:style style:name="T71" style:family="text">
      <style:text-properties style:text-position="0% 100%" fo:font-size="12pt" fo:font-weight="normal" officeooo:rsid="0079f8e2" style:font-size-asian="12pt" style:font-weight-asian="normal" style:font-size-complex="12pt" style:font-weight-complex="normal"/>
    </style:style>
    <style:style style:name="T72" style:family="text">
      <style:text-properties style:text-position="0% 100%" fo:font-size="12pt" fo:font-weight="normal" officeooo:rsid="007b2f12" style:font-size-asian="12pt" style:font-weight-asian="normal" style:font-size-complex="12pt" style:font-weight-complex="normal"/>
    </style:style>
    <style:style style:name="T73" style:family="text">
      <style:text-properties style:text-position="0% 100%" fo:font-size="12pt" fo:font-weight="normal" officeooo:rsid="007cf48e" style:font-size-asian="12pt" style:font-weight-asian="normal" style:font-size-complex="12pt" style:font-weight-complex="normal"/>
    </style:style>
    <style:style style:name="T74" style:family="text">
      <style:text-properties style:text-position="0% 100%" fo:font-size="12pt" fo:font-weight="bold" officeooo:rsid="002fc079" style:font-size-asian="12pt" style:font-weight-asian="bold" style:font-size-complex="12pt" style:font-weight-complex="bold"/>
    </style:style>
    <style:style style:name="T75" style:family="text">
      <style:text-properties style:text-position="0% 100%" fo:font-size="12pt" fo:font-weight="bold" officeooo:rsid="0032b9d2" style:font-size-asian="12pt" style:font-weight-asian="bold" style:font-size-complex="12pt" style:font-weight-complex="bold"/>
    </style:style>
    <style:style style:name="T76" style:family="text">
      <style:text-properties style:text-position="0% 100%" style:font-name="Arial1" fo:font-size="12pt" fo:font-style="normal" officeooo:rsid="0033a3c6" style:font-size-asian="12pt" style:font-style-asian="normal" style:font-size-complex="12pt" style:font-style-complex="normal"/>
    </style:style>
    <style:style style:name="T77" style:family="text">
      <style:text-properties style:font-name="Arial1" fo:font-size="12pt" fo:font-weight="normal" officeooo:rsid="0037ebd4" style:font-size-asian="10.5pt" style:font-weight-asian="normal" style:font-size-complex="12pt" style:font-weight-complex="normal"/>
    </style:style>
    <style:style style:name="T78" style:family="text">
      <style:text-properties style:font-name="Arial1" fo:font-size="12pt" fo:font-weight="normal" officeooo:rsid="0046ca18" style:font-size-asian="10.5pt" style:font-weight-asian="normal" style:font-size-complex="12pt" style:font-weight-complex="normal"/>
    </style:style>
    <style:style style:name="T79" style:family="text">
      <style:text-properties style:font-name="Arial1" fo:font-size="12pt" fo:font-weight="normal" officeooo:rsid="00488f67" style:font-size-asian="10.5pt" style:font-weight-asian="normal" style:font-size-complex="12pt" style:font-weight-complex="normal"/>
    </style:style>
    <style:style style:name="T80" style:family="text">
      <style:text-properties style:font-name="Arial1" fo:font-size="12pt" fo:font-weight="normal" officeooo:rsid="004a8aa9" style:font-size-asian="10.5pt" style:font-weight-asian="normal" style:font-size-complex="12pt" style:font-weight-complex="normal"/>
    </style:style>
    <style:style style:name="T81" style:family="text">
      <style:text-properties style:font-name="Arial1" fo:font-size="12pt" fo:font-weight="normal" officeooo:rsid="0078a1a4" style:font-size-asian="10.5pt" style:font-weight-asian="normal" style:font-size-complex="12pt" style:font-weight-complex="normal"/>
    </style:style>
    <style:style style:name="T82" style:family="text">
      <style:text-properties style:font-name="Arial1" fo:font-size="12pt" fo:font-weight="normal" officeooo:rsid="0079f8e2" style:font-size-asian="10.5pt" style:font-weight-asian="normal" style:font-size-complex="12pt" style:font-weight-complex="normal"/>
    </style:style>
    <style:style style:name="T83" style:family="text">
      <style:text-properties style:font-name="Arial1" fo:font-size="12pt" fo:font-weight="normal" officeooo:rsid="0018d4c6" style:font-size-asian="12pt" style:font-weight-asian="normal" style:font-size-complex="12pt" style:font-weight-complex="normal"/>
    </style:style>
    <style:style style:name="T84" style:family="text">
      <style:text-properties style:font-name="Arial1" fo:font-size="12pt" fo:font-weight="normal" officeooo:rsid="0019ef50" style:font-size-asian="12pt" style:font-weight-asian="normal" style:font-size-complex="12pt" style:font-weight-complex="normal"/>
    </style:style>
    <style:style style:name="T85" style:family="text">
      <style:text-properties style:font-name="Arial1" fo:font-size="12pt" fo:font-weight="bold" officeooo:rsid="0046ca18" style:font-size-asian="10.5pt" style:font-weight-asian="bold" style:font-size-complex="12pt" style:font-weight-complex="bold"/>
    </style:style>
    <style:style style:name="T86" style:family="text">
      <style:text-properties style:font-name="Arial1" fo:font-size="12pt" fo:font-weight="bold" officeooo:rsid="0078a1a4" style:font-size-asian="10.5pt" style:font-weight-asian="bold" style:font-size-complex="12pt" style:font-weight-complex="bold"/>
    </style:style>
    <style:style style:name="T87" style:family="text">
      <style:text-properties style:font-name="Arial1" fo:font-size="12pt" fo:font-style="normal" fo:font-weight="normal" officeooo:rsid="004f09d4" style:font-size-asian="12pt" style:font-style-asian="normal" style:font-weight-asian="normal" style:font-size-complex="12pt" style:font-style-complex="normal" style:font-weight-complex="normal"/>
    </style:style>
    <style:style style:name="T88" style:family="text">
      <style:text-properties style:font-name="Arial1" fo:font-style="normal" officeooo:rsid="004f09d4" style:font-style-asian="normal" style:font-style-complex="normal"/>
    </style:style>
    <style:style style:name="T89" style:family="text">
      <style:text-properties officeooo:rsid="003e0b37"/>
    </style:style>
    <style:style style:name="T90" style:family="text">
      <style:text-properties officeooo:rsid="003f0448"/>
    </style:style>
    <style:style style:name="T91" style:family="text">
      <style:text-properties officeooo:rsid="003fe808"/>
    </style:style>
    <style:style style:name="T92" style:family="text">
      <style:text-properties officeooo:rsid="00183ec1"/>
    </style:style>
    <style:style style:name="T93" style:family="text">
      <style:text-properties officeooo:rsid="00512085"/>
    </style:style>
    <style:style style:name="T94" style:family="text">
      <style:text-properties style:font-name="arial" fo:font-size="12pt" fo:font-weight="normal" style:font-size-asian="10.5pt" style:font-weight-asian="normal" style:font-size-complex="12pt" style:font-weight-complex="normal"/>
    </style:style>
    <style:style style:name="T95" style:family="text">
      <style:text-properties style:font-name="arial" fo:font-size="12pt" fo:font-weight="normal" officeooo:rsid="005c52ec" style:font-size-asian="10.5pt" style:font-weight-asian="normal" style:font-size-complex="12pt" style:font-weight-complex="normal"/>
    </style:style>
    <style:style style:name="T96" style:family="text">
      <style:text-properties style:font-name="arial" fo:font-size="12pt" fo:font-weight="normal" officeooo:rsid="0060e93b" style:font-size-asian="10.5pt" style:font-weight-asian="normal" style:font-size-complex="12pt" style:font-weight-complex="normal"/>
    </style:style>
    <style:style style:name="T97" style:family="text">
      <style:text-properties style:font-name="arial" fo:font-size="12pt" fo:font-weight="normal" officeooo:rsid="00614d62" style:font-size-asian="10.5pt" style:font-weight-asian="normal" style:font-size-complex="12pt" style:font-weight-complex="normal"/>
    </style:style>
    <style:style style:name="T98" style:family="text">
      <style:text-properties style:font-name="arial" fo:font-size="12pt" fo:font-weight="normal" officeooo:rsid="006ecb1f" style:font-size-asian="10.5pt" style:font-weight-asian="normal" style:font-size-complex="12pt" style:font-weight-complex="normal"/>
    </style:style>
    <style:style style:name="T99" style:family="text">
      <style:text-properties style:font-name="arial" fo:font-size="12pt" fo:font-weight="bold" officeooo:rsid="005c52ec" style:font-size-asian="10.5pt" style:font-weight-asian="bold" style:font-size-complex="12pt" style:font-weight-complex="bold"/>
    </style:style>
    <style:style style:name="T100" style:family="text">
      <style:text-properties style:font-name="arial" fo:font-size="12pt" fo:font-weight="bold" officeooo:rsid="0060e93b" style:font-size-asian="10.5pt" style:font-weight-asian="bold" style:font-size-complex="12pt" style:font-weight-complex="bold"/>
    </style:style>
    <style:style style:name="T101" style:family="text">
      <style:text-properties style:text-position="super 58%" fo:font-size="12pt" fo:font-weight="normal" officeooo:rsid="00633d02" style:font-size-asian="10.5pt" style:font-weight-asian="normal" style:font-size-complex="12pt" style:font-weight-complex="normal"/>
    </style:style>
    <style:style style:name="T10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Born2beroot notes</text:p>
      <text:p text:style-name="P1"/>
      <text:p text:style-name="P1">Virtual Machine</text:p>
      <text:p text:style-name="P17">Is the process of emulation a physical computer that uses software instead of hardware to run. It allows the running of multiple machines virtually on a single device. </text:p>
      <text:p text:style-name="P68">To check for a graphical interface install use &gt; apt list –installed | grep “.org” </text:p>
      <text:p text:style-name="P17"/>
      <text:p text:style-name="P14">Rocky vs Debian</text:p>
      <text:p text:style-name="P14"><text:tab/><text:span text:style-name="T42">Rocky is more enterprise </text:span><text:span text:style-name="T54">modified version of red hat enterprise linux, while debian is a more general purpose and easier to setup</text:span></text:p>
      <text:p text:style-name="P15"/>
      <text:p text:style-name="P15">Apt and aptitude</text:p>
      <text:p text:style-name="P31"><text:tab/><text:span text:style-name="T102">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span></text:p>
      <text:p text:style-name="P70"/>
      <text:p text:style-name="P1">Partition</text:p>
      <text:p text:style-name="P19"><text:tab/>Is a storage region that is typically the 1st step in preparing a new disk, before any filesystem is created. A disk can have up to 4 primary partitions, but it can have more if one of them is a extended partition that allows to have multiple logical partition within eg:</text:p>
      <text:p text:style-name="P19"><text:tab/>/dev/sda1<text:tab/>-&gt;1st primary</text:p>
      <text:p text:style-name="P19"><text:tab/>/dev/sda2<text:tab/>-&gt;2nd primary</text:p>
      <text:p text:style-name="P19"><text:tab/>/dev/sda3<text:tab/>-&gt;3rd primary</text:p>
      <text:p text:style-name="P19"><text:tab/>/dev/sda4<text:tab/>-&gt;Extended </text:p>
      <text:p text:style-name="P19"><text:tab/>/dev/sda5<text:tab/>-&gt;1st logical </text:p>
      <text:p text:style-name="normal"><text:tab/><text:span text:style-name="T5">/dev/sda6<text:tab/>-&gt;2nd logical</text:span></text:p>
      <text:p text:style-name="P19"/>
      <text:p text:style-name="normal"><text:tab/>The extended partition ends up just being a container for the logical partitions and can be mounted at different points (like they were folders)</text:p>
      <text:p text:style-name="normal"/>
      <text:p text:style-name="P1"/>
      <text:p text:style-name="P1"/>
      <text:p text:style-name="P1"/>
      <text:p text:style-name="P1"/>
      <text:p text:style-name="P1"/>
      <text:p text:style-name="P1"><text:soft-page-break/></text:p>
      <text:p text:style-name="P1">Mount points</text:p>
      <text:p text:style-name="P32"><text:tab/>Following FHS (filesystem hierarchy standard) these are some conventions linux distros should follow in their mount points</text:p>
      <text:p text:style-name="P33">/<text:tab/>&gt; the root directory of the file system hierarchy</text:p>
      <text:p text:style-name="P33">/boot <text:tab/>&gt; contains home directories for users</text:p>
      <text:p text:style-name="P33">/temp<text:tab/>&gt; contains temporary files</text:p>
      <text:p text:style-name="P33">/srv<text:tab/>&gt; contains data for services for HTTP email etc</text:p>
      <text:p text:style-name="normal"><text:tab/><text:tab/>/home<text:tab/>&gt; contains users home directories, and their files</text:p>
      <text:p text:style-name="normal"><text:tab/><text:tab/>/var<text:tab/>&gt; variable files files that can change during normal operation of the system</text:p>
      <text:p text:style-name="P33">/var/log &gt; stores log files</text:p>
      <text:p text:style-name="P33">/swap<text:tab/>&gt; used when RAM is full, to temporarily store more inactive or less frequently used memory in RAM for the designated area on the hard drive</text:p>
      <text:p text:style-name="normal"><text:tab/><text:span text:style-name="T89">To check the system partitions use:</text:span></text:p>
      <text:p text:style-name="normal"><text:tab/><text:tab/>&gt; <text:span text:style-name="T89">lsblk &gt; </text:span><text:span text:style-name="T90">lists information about all available mass storage devices</text:span></text:p>
      <text:p text:style-name="normal"><text:tab/>These are some examples but depending on what you are configuring you can have more</text:p>
      <text:p text:style-name="normal"><text:a xlink:type="simple" xlink:href="https://en.wikipedia.org/wiki/Filesystem_Hierarchy_Standard" text:style-name="ListLabel_20_1" text:visited-style-name="ListLabel_20_1"><text:span text:style-name="T64">https://en.wikipedia.org/wiki/Filesystem_Hierarchy_Standard</text:span></text:a></text:p>
      <text:p text:style-name="normal"><text:a xlink:type="simple" xlink:href="https://phoenixnap.com/kb/swap-space" text:style-name="ListLabel_20_1" text:visited-style-name="ListLabel_20_1"><text:span text:style-name="T64">https://phoenixnap.com/kb/swap-space</text:span></text:a></text:p>
      <text:p text:style-name="P1"/>
      <text:p text:style-name="P1">LVM</text:p>
      <text:p text:style-name="P16">Stands for logical volume manager it allows the allocation of space on mass storage devices more flexible than conventional partitioning since you can span across multiple disks</text:p>
      <text:p text:style-name="P69"/>
      <text:p text:style-name="P1">Systemctl</text:p>
      <text:p text:style-name="P17">Allows to control of systemd system and service manager. Allows the management of what programs are running and check theirs status</text:p>
      <text:p text:style-name="normal"><text:span text:style-name="T1"><text:tab/></text:span><text:span text:style-name="T5">commands :</text:span></text:p>
      <text:p text:style-name="normal"><text:span text:style-name="T5"><text:tab/><text:tab/>&gt; sudo service </text:span><text:span text:style-name="T24">[SERVICE] </text:span><text:span text:style-name="T5">restart<text:tab/><text:tab/>&gt; restarts service</text:span><text:span text:style-name="T24"> </text:span></text:p>
      <text:p text:style-name="normal"><text:span text:style-name="T1"><text:tab/><text:tab/></text:span><text:span text:style-name="T5">&gt; sudo systemctl status </text:span><text:span text:style-name="T24">[SERVICE]<text:tab/></text:span><text:span text:style-name="T5">&gt; prints info about the service</text:span></text:p>
      <text:p text:style-name="P6"/>
      <text:p text:style-name="P5">AppArmor <text:span text:style-name="T91">and SELinux</text:span></text:p>
      <text:p text:style-name="P5"><text:tab/><text:span text:style-name="T38">They are</text:span><text:span text:style-name="T34"> an application security system </text:span><text:span text:style-name="T38">that restricts applications capabilities and permissions, providing isonaltion between applications. SELinux is harder to user than AppArmor but provides </text:span><text:span text:style-name="T39">much more control of how the processes are isolated. </text:span></text:p>
      <text:p text:style-name="P71"><text:tab/></text:p>
      <text:p text:style-name="P1">UFW</text:p>
      <text:p text:style-name="P17">Uncomplicated firewall wall</text:p>
      <text:p text:style-name="P30">Commands:</text:p>
      <text:p text:style-name="P20">&gt; sudo ufw status<text:tab/><text:tab/><text:tab/>&gt; to check open ports</text:p>
      <text:p text:style-name="P33"><text:soft-page-break/><text:span text:style-name="T5">&gt; sudo ufw allow </text:span><text:span text:style-name="T24">[PORT]</text:span><text:span text:style-name="T5"><text:tab/><text:tab/>&gt; to allow a port use </text:span></text:p>
      <text:p text:style-name="P63"><text:span text:style-name="T20">&gt; sudo ufw deny </text:span><text:span text:style-name="T31">[PORT]</text:span><text:span text:style-name="T20"><text:tab/><text:tab/>&gt; to deny a port use </text:span></text:p>
      <text:p text:style-name="P64"><text:span text:style-name="T5">&gt; sudo ufw delete </text:span><text:span text:style-name="T24">[</text:span><text:span text:style-name="T32">RULE</text:span><text:span text:style-name="T24">]</text:span><text:span text:style-name="T5"> </text:span><text:span text:style-name="T24">[PORT]</text:span><text:span text:style-name="T5">&gt;to close port </text:span><text:span text:style-name="T21">where rule can be allow or deny</text:span></text:p>
      <text:p text:style-name="P20"/>
      <text:p text:style-name="P21">Ports need to be opened on the VM in Settings &gt; Network &gt; Advanced &gt; Port Forwarding and then added host port and guest port number</text:p>
      <text:p text:style-name="P21"/>
      <text:p text:style-name="P1"/>
      <text:p text:style-name="P1"/>
      <text:p text:style-name="P1">SSH Protocol</text:p>
      <text:p text:style-name="P17">Secure shell protocol is a way to remotely access a machine. It encrypts the connection between two computers and allows the communication between them. To connect to the VM through the pc terminal the network adapter should be set to Bridged Adapter in the VM Settings.</text:p>
      <text:p text:style-name="P29">Adapter options</text:p>
      <text:p text:style-name="P23"><text:tab/>&gt; Host only &gt; the Vm is assigned to one IP, and no other computers can acess it</text:p>
      <text:p text:style-name="P23"><text:tab/>&gt; NAT &gt; VM is assiged in a separate subnet and then the VM can access outside the network like host but it cannot be acessed outside.</text:p>
      <text:p text:style-name="P23"><text:tab/>&gt; Briddged &gt; the VM is in the same network as the host and can be acessed by all computers in the host network</text:p>
      <text:p text:style-name="P30">Commands:</text:p>
      <text:p text:style-name="P21"><text:tab/>&gt; <text:s/>sudo systemctl status sshd &gt; checks ssh server status</text:p>
      <text:p text:style-name="P21"><text:tab/>&gt; <text:s/>sudo service sshd restart &gt; restarts the ssh server</text:p>
      <text:p text:style-name="P21"><text:tab/>&gt; <text:s/>sudo vim /etc/ssh/sshd_config &gt; file with ssh configs allowing to change the port that ssh server uses, if we can control through ssh as root and others</text:p>
      <text:p text:style-name="P21"><text:tab/></text:p>
      <text:p text:style-name="P17">To connect to the VM server you need to</text:p>
      <text:p text:style-name="P18"><text:tab/>&gt; hostname &gt; Get the System DNS name</text:p>
      <text:p text:style-name="P20">&gt; hostname -I &gt; Shows all the network addresses of the host</text:p>
      <text:p text:style-name="P73"><text:span text:style-name="T1"><text:tab/></text:span><text:span text:style-name="T5">&gt; use ssh </text:span><text:span text:style-name="T24">[HOSTNAME]</text:span><text:span text:style-name="T5">@</text:span><text:span text:style-name="T24">[ADRESS] </text:span><text:span text:style-name="T5">-p </text:span><text:span text:style-name="T24">[PORT] </text:span><text:span text:style-name="T5"><text:s text:c="2"/>&gt; where the port is one of the allowed ones through the firewall </text:span><text:span text:style-name="T22">and is setuped in the </text:span><text:span text:style-name="T23">file</text:span><text:span text:style-name="T22"> </text:span><text:span text:style-name="Source_20_Text"><text:span text:style-name="T87">vi /etc/ssh/sshd_config </text:span></text:span></text:p>
      <text:p text:style-name="P72"/>
      <text:p text:style-name="P72"/>
      <text:p text:style-name="P72"/>
      <text:p text:style-name="P72"/>
      <text:p text:style-name="P72"/>
      <text:p text:style-name="P72"><text:soft-page-break/></text:p>
      <text:p text:style-name="P72"/>
      <text:p text:style-name="P38"><text:span text:style-name="T2">P</text:span><text:span text:style-name="T1">assword policy</text:span></text:p>
      <text:p text:style-name="P34"><text:span text:style-name="T5"><text:tab/></text:span><text:span text:style-name="T6">To implement a password policy we use libpwquality, a </text:span><text:span text:style-name="T7">PAM (Pluggable authentication module)</text:span><text:span text:style-name="T6"> that allows us to set some requirements for the passwords.</text:span></text:p>
      <text:p text:style-name="P35"><text:span text:style-name="T6"><text:tab/></text:span><text:span text:style-name="T7">We changed some </text:span><text:span text:style-name="T8">password requirements </text:span><text:span text:style-name="T7">by using (</text:span><text:span text:style-name="T28">sudo vim /etc/pam.d/common-password</text:span><text:span text:style-name="T9"> </text:span><text:span text:style-name="T7">):</text:span></text:p>
      <text:p text:style-name="P36"><text:span text:style-name="T7"><text:tab/><text:tab/>&gt; retry </text:span><text:span text:style-name="T25">[</text:span><text:span text:style-name="T26">Count</text:span><text:span text:style-name="T25">] </text:span><text:span text:style-name="T7">&gt; ammount of times before returning an error to the user</text:span></text:p>
      <text:p text:style-name="P36"><text:span text:style-name="T7"><text:tab/><text:tab/>&gt; minlen </text:span><text:span text:style-name="T25">[</text:span><text:span text:style-name="T26">Count</text:span><text:span text:style-name="T25">] </text:span><text:span text:style-name="T7">&gt; minimum length</text:span></text:p>
      <text:p text:style-name="P36"><text:span text:style-name="T7"><text:tab/><text:tab/>&gt;</text:span><text:span text:style-name="T25">[Type]</text:span><text:span text:style-name="T7">credit </text:span><text:span text:style-name="T25">[</text:span><text:span text:style-name="T26">Count</text:span><text:span text:style-name="T25">] </text:span><text:span text:style-name="T7">&gt; (ammount of times </text:span><text:span text:style-name="T10">a type </text:span><text:span text:style-name="T7">it can appear on the password. </text:span><text:span text:style-name="T11">A</text:span><text:span text:style-name="T7"> negative number means it needs to have it at least x ammount of times</text:span></text:p>
      <text:p text:style-name="P36"><text:span text:style-name="T7"><text:tab/><text:tab/><text:tab/>&gt; ucredit </text:span><text:span text:style-name="T25">[</text:span><text:span text:style-name="T26">Count</text:span><text:span text:style-name="T25">] </text:span><text:span text:style-name="T7">&gt; uppercase</text:span></text:p>
      <text:p text:style-name="P36"><text:span text:style-name="T7"><text:tab/><text:tab/><text:tab/>&gt;</text:span><text:span text:style-name="T12"> lcredit </text:span><text:span text:style-name="T25">[</text:span><text:span text:style-name="T26">Count</text:span><text:span text:style-name="T25">] </text:span><text:span text:style-name="T12">&gt; lowercase</text:span></text:p>
      <text:p text:style-name="P36"><text:span text:style-name="T12"><text:tab/><text:tab/>&gt; maxrepeat </text:span><text:span text:style-name="T25">[</text:span><text:span text:style-name="T26">Count</text:span><text:span text:style-name="T25">] </text:span><text:span text:style-name="T12">&gt; rejects passwords with more than x same consecutive chars</text:span></text:p>
      <text:p text:style-name="P37"><text:span text:style-name="T12"><text:tab/><text:tab/>&gt;</text:span><text:span text:style-name="T13"> reject_username </text:span></text:p>
      <text:p text:style-name="P39"><text:span text:style-name="T13"><text:tab/><text:tab/>&gt; </text:span><text:span text:style-name="T14">dikfok </text:span><text:span text:style-name="T25">[</text:span><text:span text:style-name="T26">Count</text:span><text:span text:style-name="T25">] </text:span><text:span text:style-name="T14">&gt; number of changes in the new password from the ol</text:span><text:span text:style-name="T15">d</text:span></text:p>
      <text:p text:style-name="P40"><text:span text:style-name="T14"><text:tab/><text:tab/>&gt; </text:span><text:span text:style-name="T15">enforce_for_root &gt; </text:span><text:span text:style-name="T16">Allows the root to skip a rule (off is on by default </text:span><text:span text:style-name="T17">so if you call it it just skips the rule</text:span><text:span text:style-name="T16">)</text:span></text:p>
      <text:p text:style-name="P22"><text:tab/></text:p>
      <text:p text:style-name="P41"><text:span text:style-name="T18">Then we changed the password expire times </text:span><text:span text:style-name="T7">by using (</text:span><text:span text:style-name="T28">sudo vim /etc/</text:span><text:span text:style-name="T29">login.defs</text:span><text:span text:style-name="T7">):</text:span></text:p>
      <text:p text:style-name="P40"><text:span text:style-name="T18"><text:tab/><text:tab/>&gt; </text:span><text:span text:style-name="T19">PASS_MAX_DAYS</text:span></text:p>
      <text:p text:style-name="P41"><text:span text:style-name="T18"><text:tab/><text:tab/>&gt; </text:span><text:span text:style-name="T19">PASS_MIN_DAYS</text:span></text:p>
      <text:p text:style-name="P41"><text:span text:style-name="T19"><text:tab/><text:tab/></text:span><text:span text:style-name="T18">&gt; </text:span><text:span text:style-name="T19">PASS_WARN_AGE &gt; the ammount of time before the password expire date to send a warning to the user</text:span></text:p>
      <text:p text:style-name="P3"/>
      <text:p text:style-name="P13"/>
      <text:p text:style-name="P13"/>
      <text:p text:style-name="P13"/>
      <text:p text:style-name="P13"/>
      <text:p text:style-name="P13"/>
      <text:p text:style-name="P13">Sudo</text:p>
      <text:p text:style-name="P65"><text:span text:style-name="T1"><text:tab/></text:span><text:span text:style-name="T34">Allows users to execute commands as another user, (it can be super user or not).</text:span></text:p>
      <text:p text:style-name="P28">Its a good safeguard to have so you dont execute commands that may break the system by mistake. Also by running a program in root it would make it also have root privileges and that would make it easier for malicious programs to ruin the system.<text:tab/></text:p>
      <text:p text:style-name="P3"><text:tab/><text:tab/><text:span text:style-name="T34">&gt;</text:span><text:span text:style-name="T41">check sudo version by using &gt; which visudo</text:span></text:p>
      <text:p text:style-name="P3"><text:tab/></text:p>
      <text:p text:style-name="P3"><text:soft-page-break/></text:p>
      <text:p text:style-name="P3"/>
      <text:p text:style-name="P3"/>
      <text:p text:style-name="P3"/>
      <text:p text:style-name="P3"/>
      <text:p text:style-name="P3"/>
      <text:p text:style-name="P3"/>
      <text:p text:style-name="P7"><text:span text:style-name="T92">U</text:span>ser </text:p>
      <text:p text:style-name="P10"><text:tab/><text:span text:style-name="T63">Commands</text:span></text:p>
      <text:p text:style-name="P7"><text:span text:style-name="T46"><text:tab/><text:tab/>&gt; sudo adduser </text:span><text:span text:style-name="T61">[Username] </text:span><text:span text:style-name="T46"><text:s/>&gt; </text:span><text:span text:style-name="T47">to create new user</text:span></text:p>
      <text:p text:style-name="P8"><text:span text:style-name="T47"><text:tab/><text:tab/>&gt; </text:span><text:span text:style-name="T52">sudo deluser </text:span><text:span text:style-name="T61">[Username] </text:span><text:span text:style-name="T46"><text:s/>&gt; </text:span><text:span text:style-name="T52">delete user</text:span></text:p>
      <text:p text:style-name="P51"><text:span text:style-name="T46"><text:tab/><text:tab/>&gt; </text:span><text:bookmark text:name="hs_cos_wrapper_post_body"/><text:span text:style-name="Source_20_Text"><text:span text:style-name="T78">sudo passwd </text:span></text:span><text:span text:style-name="Source_20_Text"><text:span text:style-name="T85">[Username] </text:span></text:span><text:span text:style-name="Source_20_Text"><text:span text:style-name="T78">&gt; </text:span></text:span><text:span text:style-name="Source_20_Text"><text:span text:style-name="T79">to set new user</text:span></text:span></text:p>
      <text:p text:style-name="P51"><text:span text:style-name="Source_20_Text"><text:span text:style-name="T79"><text:tab/><text:tab/>&gt; </text:span></text:span><text:span text:style-name="Source_20_Text"><text:span text:style-name="T81">sudo adduser </text:span></text:span><text:span text:style-name="Source_20_Text"><text:span text:style-name="T86">[Username]</text:span></text:span><text:span text:style-name="Source_20_Text"><text:span text:style-name="T81"> </text:span></text:span><text:span text:style-name="Source_20_Text"><text:span text:style-name="T82">sudo</text:span></text:span><text:span text:style-name="Source_20_Text"><text:span text:style-name="T81">&gt; add user to sudo group</text:span></text:span></text:p>
      <text:p text:style-name="P46"><text:span text:style-name="Source_20_Text"><text:span text:style-name="T79"><text:tab/><text:tab/>&gt; </text:span></text:span><text:span text:style-name="Source_20_Text"><text:span text:style-name="T80">id </text:span></text:span><text:span text:style-name="Source_20_Text"><text:span text:style-name="T85">[Username]</text:span></text:span><text:span text:style-name="Source_20_Text"><text:span text:style-name="T80"> &gt; displays user ID group ID and group memberships associated with user</text:span></text:span></text:p>
      <text:p text:style-name="P50"><text:span text:style-name="Source_20_Text"><text:span text:style-name="T83"><text:tab/><text:tab/>&gt; users<text:tab/>&gt; </text:span></text:span><text:span text:style-name="Source_20_Text"><text:span text:style-name="T84">list currently logged in users</text:span></text:span></text:p>
      <text:p text:style-name="P54"><text:span text:style-name="T2">U</text:span><text:span text:style-name="T1">ser groups<text:tab/></text:span></text:p>
      <text:p text:style-name="P43"><text:span text:style-name="T2"><text:tab/></text:span><text:span text:style-name="T30"> </text:span><text:span text:style-name="T35">User groups are d</text:span><text:span text:style-name="T36">e</text:span><text:span text:style-name="T35">fined in a textfile at /etc/group </text:span></text:p>
      <text:p text:style-name="P43"><text:span text:style-name="T35"><text:tab/><text:tab/></text:span><text:span text:style-name="T27">Commands</text:span><text:span text:style-name="T37">:</text:span></text:p>
      <text:p text:style-name="P52"><text:span text:style-name="T2"><text:tab/><text:tab/></text:span><text:span text:style-name="T65">&gt; sudo addgroup </text:span><text:span text:style-name="T74">[Group name] </text:span><text:span text:style-name="T65">&gt; create group</text:span></text:p>
      <text:p text:style-name="P53"><text:span text:style-name="T65"><text:tab/><text:tab/>&gt; </text:span><text:span text:style-name="T71">sudo delgroup </text:span><text:span text:style-name="T74">[Group name] </text:span><text:span text:style-name="T65">&gt; </text:span><text:span text:style-name="T71">delete group</text:span></text:p>
      <text:p text:style-name="P42"><text:span text:style-name="T65"><text:tab/><text:tab/>&gt; getent group &gt; list all groups </text:span><text:span text:style-name="T66">and users in them</text:span></text:p>
      <text:p text:style-name="P44"><text:span text:style-name="T65"><text:tab/><text:tab/>&gt; getent group </text:span><text:span text:style-name="T74">[Group name] </text:span><text:span text:style-name="T65">&gt; list </text:span><text:span text:style-name="T66">users in a </text:span><text:span text:style-name="T65">group</text:span></text:p>
      <text:p text:style-name="P43"><text:span text:style-name="T65"><text:tab/><text:tab/>&gt; </text:span><text:span text:style-name="T67">sudo usermod -aG</text:span><text:span text:style-name="T68">(a- append user G -group)</text:span><text:span text:style-name="T67"> </text:span><text:span text:style-name="T74">[Group name] <text:s/>[</text:span><text:span text:style-name="T75">User</text:span><text:span text:style-name="T74">] </text:span></text:p>
      <text:p text:style-name="P45"><text:span text:style-name="T74"><text:tab/><text:tab/></text:span><text:span text:style-name="T68">&gt; </text:span><text:span text:style-name="T72">cat</text:span><text:span text:style-name="T69"> /etc/passwd &gt; check all local users </text:span><text:span text:style-name="T70">and format it (passwd is the file that stores </text:span><text:span text:style-name="T73">account info</text:span><text:span text:style-name="T70">)</text:span></text:p>
      <text:p text:style-name="P2"/>
      <text:p text:style-name="P55"><text:span text:style-name="T2">User </text:span><text:span text:style-name="T3">privileges</text:span></text:p>
      <text:p text:style-name="P55"><text:span text:style-name="T3"><text:tab/></text:span><text:span text:style-name="T43">For security we should create a log of all the sudo commands to check what changes were made to the system for it we go to var/log and create a sudo folder with sudo.log inside that will store all the logs.</text:span></text:p>
      <text:p text:style-name="P55"><text:span text:style-name="T43"><text:tab/></text:span><text:span text:style-name="T44">Then we edit the sudoers file using </text:span><text:span text:style-name="T33">sudo visudo</text:span><text:span text:style-name="T44"> and add these lines </text:span><text:span text:style-name="T45">(defaults to change the propriety for all users)</text:span></text:p>
      <text:p text:style-name="P56"><text:span text:style-name="Source_20_Text"><text:span text:style-name="T45"><text:tab/><text:tab/></text:span></text:span><text:span text:style-name="Source_20_Text"><text:span text:style-name="T77">Defaults <text:s text:c="4"/>secure_path="/usr/local/sbin:/usr/local/bin:/usr/bin:/sbin:/bin"</text:span></text:span></text:p>
      <text:p text:style-name="P57"><text:span text:style-name="T45"><text:tab/><text:tab/><text:tab/></text:span><text:span text:style-name="T55">(</text:span><text:span text:style-name="T56">paths to where the sudo command is restricted</text:span><text:span text:style-name="T55">)</text:span></text:p>
      <text:p text:style-name="P24"><text:tab/><text:tab/>Defaults<text:tab/>badpass_message="Password is wrong, <text:span text:style-name="T93">possible skill issue</text:span>"</text:p>
      <text:p text:style-name="P55"><text:span text:style-name="T44"><text:tab/><text:tab/><text:tab/></text:span><text:span text:style-name="T55">(message when sudo password is wrong)</text:span></text:p>
      <text:p text:style-name="P24"><text:tab/><text:tab/>Defaults<text:tab/>passwd_tries=3</text:p>
      <text:p text:style-name="P58"><text:span text:style-name="T55"><text:tab/><text:tab/><text:tab/>(</text:span><text:span text:style-name="T57">sudo </text:span><text:span text:style-name="T55">password max tries)</text:span></text:p>
      <text:p text:style-name="P25"><text:soft-page-break/><text:tab/><text:tab/>Defaults<text:tab/>logfile="/var/log/sudo/sudo.log"</text:p>
      <text:p text:style-name="P59"><text:span text:style-name="T55"><text:tab/><text:tab/><text:tab/>(</text:span><text:span text:style-name="T58">log file</text:span><text:span text:style-name="T55">)</text:span><text:span text:style-name="T44"><text:tab/></text:span></text:p>
      <text:p text:style-name="P24"><text:tab/><text:tab/>Defaults<text:tab/>log_input, log_output</text:p>
      <text:p text:style-name="P60"><text:span text:style-name="T44"><text:tab/><text:tab/><text:tab/></text:span><text:span text:style-name="T55">(</text:span><text:span text:style-name="T58">log </text:span><text:span text:style-name="T59">all input and output</text:span><text:span text:style-name="T55">)</text:span></text:p>
      <text:p text:style-name="P26"><text:tab/><text:tab/>Defaults<text:tab/>requiretty</text:p>
      <text:p text:style-name="P61"><text:span text:style-name="T43"><text:tab/><text:tab/><text:tab/></text:span><text:span text:style-name="T55">(</text:span><text:span text:style-name="T60">require user to be logged into a real tty (TeleTYpewriter), and the commands are being executed on the terminal not through a script or pipe</text:span><text:span text:style-name="T55">)</text:span></text:p>
      <text:p text:style-name="P2"/>
      <text:p text:style-name="P9"/>
      <text:p text:style-name="P9">Script</text:p>
      <text:p text:style-name="P9"><text:tab/><text:span text:style-name="T42">We made the bash code monitoring.sh into /usr/local/bin (the standart directiory where executable programs and scripts are stored)</text:span></text:p>
      <text:p text:style-name="P2"/>
      <text:p text:style-name="P12">Script</text:p>
      <text:p text:style-name="P27"><text:tab/>&gt; uname &gt; print system info</text:p>
      <text:p text:style-name="P27"><text:tab/></text:p>
      <text:p text:style-name="P47"><text:span text:style-name="T4"><text:tab/></text:span><text:span text:style-name="T48">&gt; </text:span><text:span text:style-name="Source_20_Text"><text:span text:style-name="T94">grep "physical id" /proc/cpuinfo | uniq | wc -l &gt; </text:span></text:span><text:span text:style-name="Source_20_Text"><text:span text:style-name="T97">checks how many physical cpus we have</text:span></text:span><text:span text:style-name="Source_20_Text"><text:span text:style-name="T94"> </text:span></text:span></text:p>
      <text:p text:style-name="P48"><text:span text:style-name="Source_20_Text"><text:span text:style-name="T94"><text:tab/><text:tab/>&gt; </text:span></text:span><text:span text:style-name="Source_20_Text"><text:span text:style-name="T95">grep </text:span></text:span><text:span text:style-name="Source_20_Text"><text:span text:style-name="T99">[Pattern]</text:span></text:span><text:span text:style-name="Source_20_Text"><text:span text:style-name="T95"> </text:span></text:span><text:span text:style-name="Source_20_Text"><text:span text:style-name="T99">[File] </text:span></text:span><text:span text:style-name="Source_20_Text"><text:span text:style-name="T95">&gt; prints line that match a pattern</text:span></text:span></text:p>
      <text:p text:style-name="P47"><text:span text:style-name="Source_20_Text"><text:span text:style-name="T95"><text:tab/><text:tab/>&gt; uniq &gt; omits repeated lines</text:span></text:span></text:p>
      <text:p text:style-name="P47"><text:span text:style-name="Source_20_Text"><text:span text:style-name="T95"><text:tab/><text:tab/>&gt; wc -l &gt; word count with the flag of lines</text:span></text:span></text:p>
      <text:p text:style-name="P47"><text:span text:style-name="Source_20_Text"><text:span text:style-name="T95"><text:tab/>&gt;grep "^processor" /proc/cpuinfo | wc -l &gt; </text:span></text:span><text:span text:style-name="Source_20_Text"><text:span text:style-name="T97">checks how many virtual cpus we have</text:span></text:span></text:p>
      <text:p text:style-name="P49"><text:span text:style-name="Source_20_Text"><text:span text:style-name="T97">(virtual cpu is a vitualized version of the cpu, this virtualization allows us to run multiple virtual machines through the same physical cpu)</text:span></text:span></text:p>
      <text:p text:style-name="P47"><text:span text:style-name="Source_20_Text"><text:span text:style-name="T95"><text:tab/><text:tab/>&gt;”</text:span></text:span><text:span text:style-name="Source_20_Text"><text:span text:style-name="T96">^</text:span></text:span><text:span text:style-name="Source_20_Text"><text:span text:style-name="T100">[Word]</text:span></text:span><text:span text:style-name="Source_20_Text"><text:span text:style-name="T95">” </text:span></text:span><text:span text:style-name="Source_20_Text"><text:span text:style-name="T98">checks for word at beginning of the line</text:span></text:span></text:p>
      <text:p text:style-name="P12"><text:tab/><text:span text:style-name="T42">&gt; (free -m | awk '$1 == "Mem:" {print $2}') &gt; </text:span><text:span text:style-name="T51">free ram</text:span></text:p>
      <text:p text:style-name="P12"><text:span text:style-name="T42"><text:tab/><text:tab/>&gt; </text:span><text:span text:style-name="T49">free -m &gt; </text:span><text:span text:style-name="T50">shows ram info (-m displays info in mebibytes)</text:span></text:p>
      <text:p text:style-name="P12"><text:span text:style-name="T50"><text:tab/><text:tab/>&gt; awk &gt; allows us to format the string and return only the info we want, we can use $</text:span><text:span text:style-name="T62">[Value]</text:span><text:span text:style-name="T50"> to get the “space” that we want, awk uses separates info by the whitespaces ($1= “mem:” we are saying that the 1</text:span><text:span text:style-name="T101">st</text:span><text:span text:style-name="T50"> variable will be the string and the next ones will be the ones after it)</text:span></text:p>
      <text:p text:style-name="P12"><text:span text:style-name="Source_20_Text"><text:span text:style-name="T40"/></text:span></text:p>
      <text:p text:style-name="P66"><text:span text:style-name="Source_20_Text"><text:span text:style-name="T76"><text:s/>Check that the hostname of the machine is correctly formatted as follows: login42 (login of the student being evaluated).</text:span></text:span></text:p>
      <text:p text:style-name="P2">Other important commands</text:p>
      <text:p text:style-name="P62"><text:tab/>&gt; Shut down</text:p>
      <text:p text:style-name="P62"/>
      <text:p text:style-name="P11">Was at setting up password policy</text:p>
      <text:p text:style-name="P4">Need to check more important ssh and ufw commands</text:p>
      <text:p text:style-name="P4"><text:soft-page-break/>Check how to startup and reset os in command line</text:p>
      <text:p text:style-name="P4">Check lvm commands</text:p>
      <text:p text:style-name="P4">Check system servi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6T15:07:49.067296736</dc:date>
    <meta:editing-duration>PT10H5M2S</meta:editing-duration>
    <meta:editing-cycles>108</meta:editing-cycles>
    <meta:generator>LibreOffice/7.3.7.2$Linux_X86_64 LibreOffice_project/30$Build-2</meta:generator>
    <meta:document-statistic meta:table-count="0" meta:image-count="0" meta:object-count="0" meta:page-count="7" meta:paragraph-count="142" meta:word-count="1563" meta:character-count="9162" meta:non-whitespace-character-count="7552"/>
  </office:meta>
</office:document-meta>
</file>